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94bd5e" draw:fill-color="#c0c0c0" draw:opacity="40%" draw:textarea-horizontal-align="justify" draw:textarea-vertical-align="middle" draw:auto-grow-height="false" draw:shadow-opacity="40%"/>
    </style:style>
    <style:style style:name="gr2" style:family="graphic" style:parent-style-name="objectwithoutfill">
      <style:graphic-properties svg:stroke-width="0.102cm" svg:stroke-color="#0099ff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Line_20_Style_20_10" svg:stroke-width="0.051cm" svg:stroke-color="#ff33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Line_20_Style_20_11" svg:stroke-width="0.102cm" svg:stroke-color="#aecf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Line_20_Style_20_12" svg:stroke-width="0.051cm" svg:stroke-color="#ff33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Line_20_Style_20_1" svg:stroke-width="0.305cm" svg:stroke-color="#000000" draw:marker-start-width="0.655cm" draw:marker-end-width="0.655cm" draw:fill="none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285cm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draw:stroke="none" svg:stroke-color="#000000" draw:fill="none" draw:fill-color="#ffffff" fo:min-height="0.254cm"/>
    </style:style>
    <style:style style:name="gr11" style:family="graphic" style:parent-style-name="standard">
      <style:graphic-properties draw:stroke="none" svg:stroke-color="#000000" draw:fill="none" draw:fill-color="#ffffff" fo:min-height="0.161cm"/>
    </style:style>
    <style:style style:name="gr12" style:family="graphic" style:parent-style-name="standard">
      <style:graphic-properties draw:stroke="none" svg:stroke-color="#00b8ff" draw:fill="none" fo:min-height="0.396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super 58%"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super 58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9cm" svg:height="5.068cm" svg:x="6.2cm" svg:y="9.39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67cm" svg:y1="9.467cm" svg:x2="13.301cm" svg:y2="9.467cm">
          <text:p/>
        </draw:line>
        <draw:line draw:style-name="gr3" draw:text-style-name="P1" draw:layer="layout" svg:x1="6.285cm" svg:y1="12.816cm" svg:x2="13.319cm" svg:y2="12.816cm">
          <text:p/>
        </draw:line>
        <draw:line draw:style-name="gr4" draw:text-style-name="P1" draw:layer="layout" svg:x1="6.266cm" svg:y1="12.89cm" svg:x2="13.3cm" svg:y2="12.89cm">
          <text:p/>
        </draw:line>
        <draw:line draw:style-name="gr5" draw:text-style-name="P1" draw:layer="layout" svg:x1="6.247cm" svg:y1="12.964cm" svg:x2="13.281cm" svg:y2="12.964cm">
          <text:p/>
        </draw:line>
        <draw:line draw:style-name="gr6" draw:text-style-name="P1" draw:layer="layout" svg:x1="6.239cm" svg:y1="14.562cm" svg:x2="13.273cm" svg:y2="14.535cm">
          <text:p/>
        </draw:line>
        <draw:line draw:style-name="gr3" draw:text-style-name="P1" draw:layer="layout" svg:x1="6.266cm" svg:y1="13.39cm" svg:x2="13.3cm" svg:y2="13.39cm">
          <text:p/>
        </draw:line>
        <draw:line draw:style-name="gr4" draw:text-style-name="P1" draw:layer="layout" svg:x1="6.247cm" svg:y1="13.464cm" svg:x2="13.281cm" svg:y2="13.464cm">
          <text:p/>
        </draw:line>
        <draw:line draw:style-name="gr5" draw:text-style-name="P1" draw:layer="layout" svg:x1="6.228cm" svg:y1="13.538cm" svg:x2="13.262cm" svg:y2="13.538cm">
          <text:p/>
        </draw:line>
        <draw:line draw:style-name="gr3" draw:text-style-name="P1" draw:layer="layout" svg:x1="6.247cm" svg:y1="13.964cm" svg:x2="13.281cm" svg:y2="13.964cm">
          <text:p/>
        </draw:line>
        <draw:line draw:style-name="gr4" draw:text-style-name="P1" draw:layer="layout" svg:x1="6.228cm" svg:y1="14.038cm" svg:x2="13.262cm" svg:y2="14.038cm">
          <text:p/>
        </draw:line>
        <draw:line draw:style-name="gr5" draw:text-style-name="P1" draw:layer="layout" svg:x1="6.209cm" svg:y1="14.112cm" svg:x2="13.243cm" svg:y2="14.112cm">
          <text:p/>
        </draw:line>
        <draw:line draw:style-name="gr7" draw:text-style-name="P1" draw:layer="layout" svg:x1="14.108cm" svg:y1="9.509cm" svg:x2="13.346cm" svg:y2="9.509cm">
          <text:p/>
        </draw:line>
        <draw:line draw:style-name="gr7" draw:text-style-name="P1" draw:layer="layout" svg:x1="14.108cm" svg:y1="12.869cm" svg:x2="13.346cm" svg:y2="12.869cm">
          <text:p/>
        </draw:line>
        <draw:line draw:style-name="gr7" draw:text-style-name="P1" draw:layer="layout" svg:x1="14.108cm" svg:y1="13.429cm" svg:x2="13.346cm" svg:y2="13.429cm">
          <text:p/>
        </draw:line>
        <draw:line draw:style-name="gr7" draw:text-style-name="P1" draw:layer="layout" svg:x1="14.108cm" svg:y1="13.989cm" svg:x2="13.346cm" svg:y2="13.989cm">
          <text:p/>
        </draw:line>
        <draw:line draw:style-name="gr7" draw:text-style-name="P1" draw:layer="layout" svg:x1="14.108cm" svg:y1="14.549cm" svg:x2="13.346cm" svg:y2="14.549cm">
          <text:p/>
        </draw:line>
        <draw:frame draw:style-name="gr8" draw:text-style-name="P2" draw:layer="layout" svg:width="1.651cm" svg:height="0.569cm" svg:x="13.935cm" svg:y="9.228cm">
          <draw:text-box>
            <text:p text:style-name="P2"><text:span text:style-name="T1">Cathode</text:span></text:p>
          </draw:text-box>
        </draw:frame>
        <draw:frame draw:style-name="gr8" draw:text-style-name="P2" draw:layer="layout" svg:width="1.651cm" svg:height="0.577cm" svg:x="13.936cm" svg:y="12.529cm">
          <draw:text-box>
            <text:p text:style-name="P2"><text:span text:style-name="T1">1</text:span><text:span text:style-name="T2">st</text:span><text:span text:style-name="T1"> GEM</text:span></text:p>
          </draw:text-box>
        </draw:frame>
        <draw:frame draw:style-name="gr8" draw:text-style-name="P2" draw:layer="layout" svg:width="1.651cm" svg:height="0.577cm" svg:x="13.937cm" svg:y="13.13cm">
          <draw:text-box>
            <text:p text:style-name="P2"><text:span text:style-name="T1">2</text:span><text:span text:style-name="T2">nd</text:span><text:span text:style-name="T1"> GEM</text:span></text:p>
          </draw:text-box>
        </draw:frame>
        <draw:frame draw:style-name="gr8" draw:text-style-name="P2" draw:layer="layout" svg:width="1.651cm" svg:height="0.577cm" svg:x="13.938cm" svg:y="13.631cm">
          <draw:text-box>
            <text:p text:style-name="P2"><text:span text:style-name="T1">3</text:span><text:span text:style-name="T2">rd</text:span><text:span text:style-name="T1"> GEM</text:span></text:p>
          </draw:text-box>
        </draw:frame>
        <draw:frame draw:style-name="gr8" draw:text-style-name="P3" draw:layer="layout" svg:width="1.651cm" svg:height="0.887cm" svg:x="13.939cm" svg:y="14.132cm">
          <draw:text-box>
            <text:p text:style-name="P3"><text:span text:style-name="T1">Readout board</text:span></text:p>
          </draw:text-box>
        </draw:frame>
        <draw:frame draw:style-name="gr9" draw:text-style-name="P4" draw:layer="layout" svg:width="3.81cm" svg:height="0.885cm" svg:x="8.012cm" svg:y="9.99cm">
          <draw:text-box>
            <text:p text:style-name="P4"><text:span text:style-name="T3">Main Drift region</text:span></text:p>
          </draw:text-box>
        </draw:frame>
        <draw:frame draw:style-name="gr10" draw:text-style-name="P5" draw:layer="layout" svg:width="3.429cm" svg:height="0.534cm" svg:x="8.112cm" svg:y="12.865cm">
          <draw:text-box>
            <text:p text:style-name="P5"><text:span text:style-name="T4">1</text:span><text:span text:style-name="T5">st</text:span><text:span text:style-name="T4"> transfer region</text:span></text:p>
          </draw:text-box>
        </draw:frame>
        <draw:frame draw:style-name="gr10" draw:text-style-name="P5" draw:layer="layout" svg:width="3.429cm" svg:height="0.534cm" svg:x="8.113cm" svg:y="13.466cm">
          <draw:text-box>
            <text:p text:style-name="P5"><text:span text:style-name="T4">2</text:span><text:span text:style-name="T5">nd</text:span><text:span text:style-name="T4"> transfer region</text:span></text:p>
          </draw:text-box>
        </draw:frame>
        <draw:frame draw:style-name="gr11" draw:text-style-name="P5" draw:layer="layout" svg:width="3.174cm" svg:height="0.526cm" svg:x="8.113cm" svg:y="13.981cm">
          <draw:text-box>
            <text:p text:style-name="P5"><text:span text:style-name="T4">Induction region</text:span></text:p>
          </draw:text-box>
        </draw:frame>
        <draw:frame draw:style-name="gr12" draw:text-style-name="P6" draw:layer="layout" svg:width="0.502cm" svg:height="0.646cm" svg:x="4.861cm" svg:y="12.469cm">
          <draw:text-box>
            <text:p text:style-name="P6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1" draw:display-name="Line Style 1" draw:style="rect" draw:dots1="1" draw:dots1-length="0.508cm" draw:dots2="1" draw:dots2-length="0.508cm" draw:distance="0.102cm"/>
    <draw:stroke-dash draw:name="Line_20_Style_20_10" draw:display-name="Line Style 10" draw:style="rect" draw:dots1="1" draw:dots1-length="0.254cm" draw:dots2="1" draw:dots2-length="0.254cm" draw:distance="0.102cm"/>
    <draw:stroke-dash draw:name="Line_20_Style_20_11" draw:display-name="Line Style 11" draw:style="rect" draw:dots1="1" draw:dots1-length="0.254cm" draw:dots2="1" draw:dots2-length="0.254cm" draw:distance="0.102cm"/>
    <draw:stroke-dash draw:name="Line_20_Style_20_12" draw:display-name="Line Style 12" draw:style="rect" draw:dots1="1" draw:dots1-length="0.254cm" draw:dots2="1" draw:dots2-length="0.254cm" draw:distance="0.1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Hattawy</meta:initial-creator>
    <meta:creation-date>2014-11-03T17:56:19</meta:creation-date>
    <dc:date>2014-11-03T18:45:33</dc:date>
    <dc:creator>Mohammad Hattawy</dc:creator>
    <meta:editing-duration>PT18M23S</meta:editing-duration>
    <meta:editing-cycles>6</meta:editing-cycles>
    <meta:generator>LibreOffice/3.5$Linux_X86_64 LibreOffice_project/350m1$Build-2</meta:generator>
    <meta:document-statistic meta:object-count="27"/>
  </office:meta>
</office:document-meta>
</file>